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357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15" calcext:value-type="float">
            <text:p>-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20.78" calcext:value-type="float">
            <text:p>-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20.78" calcext:value-type="float">
            <text:p>-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0.78" calcext:value-type="float">
            <text:p>-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0.78" calcext:value-type="float">
            <text:p>-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0.78" calcext:value-type="float">
            <text:p>-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20.78" calcext:value-type="float">
            <text:p>-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20.78" calcext:value-type="float">
            <text:p>-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-15.59" calcext:value-type="float">
            <text:p>-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-15.59" calcext:value-type="float">
            <text:p>-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15.59" calcext:value-type="float">
            <text:p>-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5.59" calcext:value-type="float">
            <text:p>-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5.59" calcext:value-type="float">
            <text:p>-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15.59" calcext:value-type="float">
            <text:p>-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15.59" calcext:value-type="float">
            <text:p>-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5.59" calcext:value-type="float">
            <text:p>-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10.39" calcext:value-type="float">
            <text:p>-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10.39" calcext:value-type="float">
            <text:p>-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10.39" calcext:value-type="float">
            <text:p>-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0.39" calcext:value-type="float">
            <text:p>-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.39" calcext:value-type="float">
            <text:p>-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0.39" calcext:value-type="float">
            <text:p>-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10.39" calcext:value-type="float">
            <text:p>-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0.39" calcext:value-type="float">
            <text:p>-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0.39" calcext:value-type="float">
            <text:p>-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-5.2" calcext:value-type="float">
            <text:p>-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-5.2" calcext:value-type="float">
            <text:p>-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5.2" calcext:value-type="float">
            <text:p>-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5.2" calcext:value-type="float">
            <text:p>-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5.2" calcext:value-type="float">
            <text:p>-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5.2" calcext:value-type="float">
            <text:p>-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5.2" calcext:value-type="float">
            <text:p>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5.2" calcext:value-type="float">
            <text:p>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5.2" calcext:value-type="float">
            <text:p>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.2" calcext:value-type="float">
            <text:p>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.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10.39" calcext:value-type="float">
            <text:p>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10.39" calcext:value-type="float">
            <text:p>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10.39" calcext:value-type="float">
            <text:p>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0.39" calcext:value-type="float">
            <text:p>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.39" calcext:value-type="float">
            <text:p>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.39" calcext:value-type="float">
            <text:p>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.39" calcext:value-type="float">
            <text:p>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.39" calcext:value-type="float">
            <text:p>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.39" calcext:value-type="float">
            <text:p>10.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15.59" calcext:value-type="float">
            <text:p>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15.59" calcext:value-type="float">
            <text:p>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5.59" calcext:value-type="float">
            <text:p>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5.59" calcext:value-type="float">
            <text:p>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59" calcext:value-type="float">
            <text:p>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.59" calcext:value-type="float">
            <text:p>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.59" calcext:value-type="float">
            <text:p>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.59" calcext:value-type="float">
            <text:p>15.5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20.78" calcext:value-type="float">
            <text:p>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20.78" calcext:value-type="float">
            <text:p>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0.78" calcext:value-type="float">
            <text:p>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.78" calcext:value-type="float">
            <text:p>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.78" calcext:value-type="float">
            <text:p>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.78" calcext:value-type="float">
            <text:p>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.78" calcext:value-type="float">
            <text:p>20.7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.08" calcext:value-type="float">
            <text:p>5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number-columns-repeated="9"/>
          <table:table-cell table:number-columns-repeated="4" office:value-type="float" office:value="5.08" calcext:value-type="float">
            <text:p>5.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8:25:26.701295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21T18:29:17.292836233</dc:date>
    <meta:editing-duration>P0D</meta:editing-duration>
    <meta:editing-cycles>2</meta:editing-cycles>
    <meta:document-statistic meta:table-count="1" meta:cell-count="3461" meta:object-count="0"/>
  </office:meta>
</office:document-meta>
</file>